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officeooo:paragraph-rsid="001b83eb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officeooo:rsid="001b83eb" officeooo:paragraph-rsid="001b83eb" style:font-name-asian="Webdings" style:font-size-asian="9pt" style:font-name-complex="Webdings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officeooo:rsid="0018046b" officeooo:paragraph-rsid="0018046b" style:font-name-asian="Webdings" style:font-size-asian="16pt" style:font-name-complex="Webdings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3pt" fo:font-weight="bold" officeooo:rsid="001ed82f" officeooo:paragraph-rsid="001ed82f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9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ed82f" officeooo:paragraph-rsid="001ed82f" style:font-name-asian="Webdings" style:font-size-asian="7pt" style:font-name-complex="Webdings" style:font-size-complex="7pt"/>
    </style:style>
    <style:style style:name="P10" style:family="paragraph">
      <style:paragraph-properties fo:text-align="center"/>
    </style:style>
    <style:style style:name="T1" style:family="text">
      <style:text-properties officeooo:rsid="001ed82f"/>
    </style:style>
    <style:style style:name="T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0" svg:x1="0.1252in" svg:y1="3in" svg:x2="3.8752in" svg:y2="3in">
        <text:p/>
      </draw:line>
      <draw:frame text:anchor-type="page" text:anchor-page-number="1" draw:z-index="1" draw:style-name="gr2" svg:width="2.3961in" svg:height="0.5453in" draw:transform="rotate (-3.14159265358979) translate (3.19791666666667in 1.74513888888889in)">
        <draw:text-box>
          <text:p text:style-name="P10"><text:span text:style-name="T2">Iowa Scaled Engineering, LLC</text:span></text:p>
          <text:p text:style-name="P10"><text:span text:style-name="T2"/></text:p>
          <text:p text:style-name="P10"><text:span text:style-name="T2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7">2-Channel Optoisolator for MRServo</text:p>
      <text:p text:style-name="P2"/>
      <text:p text:style-name="P9">Two isolated channels for a variety of control systems, including DCC stationary switch machine decoders and MRServo control inputs. <text:s/>Prevents ground loops and destructive shorts.</text:p>
      <text:p text:style-name="P5"/>
      <text:p text:style-name="P4"/>
      <text:p text:style-name="P6">CKT-<text:span text:style-name="T1">MRISO2</text:span></text:p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8.2$Linux_X86_64 LibreOffice_project/420m0$Build-2</meta:generator>
    <dc:date>2015-07-15T21:03:46.423421342</dc:date>
    <meta:editing-duration>PT33M58S</meta:editing-duration>
    <meta:editing-cycles>18</meta:editing-cycles>
    <meta:printed-by>Michael Petersen</meta:printed-by>
    <meta:print-date>2013-04-28T09:34:21</meta:print-date>
    <meta:document-statistic meta:table-count="0" meta:image-count="1" meta:object-count="0" meta:page-count="1" meta:paragraph-count="3" meta:word-count="30" meta:character-count="223" meta:non-whitespace-character-count="195"/>
  </office:meta>
</office:document-meta>
</file>